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fe679"/>
    </style:style>
    <style:style style:name="T2" style:family="text">
      <style:text-properties officeooo:rsid="002187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rite a Python class named <text:span text:style-name="T1">Rectangle</text:span> constructed by a <text:span text:style-name="T1">length and width </text:span>and two methods which will compute the area and the perimeter of a <text:span text:style-name="T1">rectangle. You are expected also to add the __init__ method for </text:span><text:span text:style-name="T2">initialisation. You are expected to use tkinter for your solution. Package the task when don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0:48:13.715150190</meta:creation-date>
    <dc:date>2020-11-25T10:50:46.195925445</dc:date>
    <meta:editing-duration>PT2M3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" meta:word-count="51" meta:character-count="296" meta:non-whitespace-character-count="246"/>
  </office:meta>
</office:document-meta>
</file>